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47.99055118110236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54pt" style:use-optimal-column-width="true"/>
    </style:style>
    <style:style style:name="ACOL-12" style:family="table-column">
      <style:table-column-properties style:column-width="93.75pt" style:use-optimal-column-width="false"/>
    </style:style>
    <style:style style:name="ACOL-13" style:family="table-column">
      <style:table-column-properties style:column-width="165.7pt" style:use-optimal-column-width="true"/>
    </style:style>
    <style:style style:name="ACOL-14" style:family="table-column">
      <style:table-column-properties style:column-width="96.75pt" style:use-optimal-column-width="true"/>
    </style:style>
    <style:style style:name="ACOL-15" style:family="table-column">
      <style:table-column-properties style:column-width="84.76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9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8"/>
        <table:table-column table:default-cell-style-name="ACE-0" table:style-name="ACOL-15"/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facies</text:p>
          </table:table-cell>
          <table:table-cell table:style-name="ACE-0" office:value-type="string">
            <text:p>indicative meaning</text:p>
          </table:table-cell>
          <table:table-cell table:style-name="ACE-0" office:value-type="string">
            <text:p>Core Name</text:p>
          </table:table-cell>
          <table:table-cell table:style-name="ACE-0" office:value-type="string">
            <text:p>water depth (m)</text:p>
          </table:table-cell>
          <table:table-cell table:style-name="ACE-0" office:value-type="string">
            <text:p>Depth in core (cm)</text:p>
          </table:table-cell>
          <table:table-cell table:style-name="ACE-0" office:value-type="string">
            <text:p>elevation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1" office:value-type="float" office:value="-13.17">
            <text:p>−13.17</text:p>
          </table:table-cell>
          <table:table-cell table:style-name="ACE-1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]" office:value-type="float" office:value="-67.900000000000006">
            <text:p>−67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90">
            <text:p>90</text:p>
          </table:table-cell>
          <table:table-cell table:style-name="ACE-0" table:formula="of:=-[.T2]-[.U2]/100" office:value-type="float" office:value="-67.900000000000006">
            <text:p>−67.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]" office:value-type="float" office:value="-118.42">
            <text:p>−118.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 -20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42">
            <text:p>42</text:p>
          </table:table-cell>
          <table:table-cell table:style-name="ACE-0" table:formula="of:=-[.T3]-[.U3]/100" office:value-type="float" office:value="-118.42">
            <text:p>−118.4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1" office:value-type="float" office:value="-13.17">
            <text:p>−13.17</text:p>
          </table:table-cell>
          <table:table-cell table:style-name="ACE-1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]" office:value-type="float" office:value="-67.980000000000004">
            <text:p>−67.9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98">
            <text:p>98</text:p>
          </table:table-cell>
          <table:table-cell table:style-name="ACE-0" table:formula="of:=-[.T4]-[.U4]/100" office:value-type="float" office:value="-67.980000000000004">
            <text:p>−67.9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1" office:value-type="float" office:value="-12.640000000000001">
            <text:p>−12.64</text:p>
          </table:table-cell>
          <table:table-cell table:style-name="ACE-1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]-1.5" office:value-type="float" office:value="-97.599999999999994">
            <text:p>−97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8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110">
            <text:p>110</text:p>
          </table:table-cell>
          <table:table-cell table:style-name="ACE-0" table:formula="of:=-[.T5]-[.U5]/100" office:value-type="float" office:value="-96.099999999999994">
            <text:p>−96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1" office:value-type="float" office:value="-13.17">
            <text:p>−13.17</text:p>
          </table:table-cell>
          <table:table-cell table:style-name="ACE-1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]" office:value-type="float" office:value="-67.840000000000003">
            <text:p>−67.8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84">
            <text:p>84</text:p>
          </table:table-cell>
          <table:table-cell table:style-name="ACE-0" table:formula="of:=-[.T6]-[.U6]/100" office:value-type="float" office:value="-67.840000000000003">
            <text:p>−67.8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1" office:value-type="float" office:value="-12.16">
            <text:p>−12.16</text:p>
          </table:table-cell>
          <table:table-cell table:style-name="ACE-1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]" office:value-type="float" office:value="-127.87">
            <text:p>−127.8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87">
            <text:p>87</text:p>
          </table:table-cell>
          <table:table-cell table:style-name="ACE-0" table:formula="of:=-[.T7]-[.U7]/100" office:value-type="float" office:value="-127.87">
            <text:p>−127.8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1" office:value-type="float" office:value="-12.76">
            <text:p>−12.76</text:p>
          </table:table-cell>
          <table:table-cell table:style-name="ACE-1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]" office:value-type="float" office:value="-88.219999999999999">
            <text:p>−88.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4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22">
            <text:p>22</text:p>
          </table:table-cell>
          <table:table-cell table:style-name="ACE-0" table:formula="of:=-[.T8]-[.U8]/100" office:value-type="float" office:value="-88.219999999999999">
            <text:p>−88.2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1" office:value-type="float" office:value="-12.76">
            <text:p>−12.76</text:p>
          </table:table-cell>
          <table:table-cell table:style-name="ACE-1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9]" office:value-type="float" office:value="-88.340000000000003">
            <text:p>−88.3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4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34">
            <text:p>34</text:p>
          </table:table-cell>
          <table:table-cell table:style-name="ACE-0" table:formula="of:=-[.T9]-[.U9]/100" office:value-type="float" office:value="-88.340000000000003">
            <text:p>−88.3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0]" office:value-type="float" office:value="-119.13">
            <text:p>−119.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3">
            <text:p>113</text:p>
          </table:table-cell>
          <table:table-cell table:style-name="ACE-0" table:formula="of:=-[.T10]-[.U10]/100" office:value-type="float" office:value="-119.13">
            <text:p>−119.1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1]" office:value-type="float" office:value="-116.18000000000001">
            <text:p>−116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8">
            <text:p>118</text:p>
          </table:table-cell>
          <table:table-cell table:style-name="ACE-0" table:formula="of:=-[.T11]-[.U11]/100" office:value-type="float" office:value="-116.18000000000001">
            <text:p>−116.1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1" office:value-type="float" office:value="-12.67">
            <text:p>−12.67</text:p>
          </table:table-cell>
          <table:table-cell table:style-name="ACE-1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2]" office:value-type="float" office:value="-96.75">
            <text:p>−96.7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3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75">
            <text:p>75</text:p>
          </table:table-cell>
          <table:table-cell table:style-name="ACE-0" table:formula="of:=-[.T12]-[.U12]/100" office:value-type="float" office:value="-96.75">
            <text:p>−96.7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1" office:value-type="float" office:value="-12.67">
            <text:p>−12.67</text:p>
          </table:table-cell>
          <table:table-cell table:style-name="ACE-1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3]" office:value-type="float" office:value="-97.640000000000001">
            <text:p>−97.6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3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164">
            <text:p>164</text:p>
          </table:table-cell>
          <table:table-cell table:style-name="ACE-0" table:formula="of:=-[.T13]-[.U13]/100" office:value-type="float" office:value="-97.640000000000001">
            <text:p>−97.6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9</text:p>
          </table:table-cell>
          <table:table-cell table:style-name="ACE-1" office:value-type="float" office:value="-11.220000000000001">
            <text:p>−11.22</text:p>
          </table:table-cell>
          <table:table-cell table:style-name="ACE-1" office:value-type="float" office:value="126.27">
            <text:p>126.27</text:p>
          </table:table-cell>
          <table:table-cell table:style-name="ACE-0" office:value-type="float" office:value="14570">
            <text:p>145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4]" office:value-type="float" office:value="-102.84999999999999">
            <text:p>−102.8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85">
            <text:p>185</text:p>
          </table:table-cell>
          <table:table-cell table:style-name="ACE-0" table:formula="of:=-[.T14]-[.U14]/100" office:value-type="float" office:value="-102.84999999999999">
            <text:p>−102.8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5]" office:value-type="float" office:value="-107.26000000000001">
            <text:p>−107.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26">
            <text:p>26</text:p>
          </table:table-cell>
          <table:table-cell table:style-name="ACE-0" table:formula="of:=-[.T15]-[.U15]/100" office:value-type="float" office:value="-107.26000000000001">
            <text:p>−107.2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20</text:p>
          </table:table-cell>
          <table:table-cell table:style-name="ACE-1" office:value-type="float" office:value="-11.16">
            <text:p>−11.16</text:p>
          </table:table-cell>
          <table:table-cell table:style-name="ACE-1" office:value-type="float" office:value="126.28">
            <text:p>126.28</text:p>
          </table:table-cell>
          <table:table-cell table:style-name="ACE-0" office:value-type="float" office:value="14750">
            <text:p>14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6]" office:value-type="float" office:value="-105.87">
            <text:p>−105.8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0</text:p>
          </table:table-cell>
          <table:table-cell table:style-name="ACE-0" office:value-type="float" office:value="103">
            <text:p>103</text:p>
          </table:table-cell>
          <table:table-cell table:style-name="ACE-0" office:value-type="float" office:value="287">
            <text:p>287</text:p>
          </table:table-cell>
          <table:table-cell table:style-name="ACE-0" table:formula="of:=-[.T16]-[.U16]/100" office:value-type="float" office:value="-105.87">
            <text:p>−105.8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7]" office:value-type="float" office:value="-107.34999999999999">
            <text:p>−107.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35">
            <text:p>35</text:p>
          </table:table-cell>
          <table:table-cell table:style-name="ACE-0" table:formula="of:=-[.T17]-[.U17]/100" office:value-type="float" office:value="-107.34999999999999">
            <text:p>−107.3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1" office:value-type="float" office:value="-12.26">
            <text:p>−12.26</text:p>
          </table:table-cell>
          <table:table-cell table:style-name="ACE-1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8]" office:value-type="float" office:value="-108.56999999999999">
            <text:p>−108.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57">
            <text:p>57</text:p>
          </table:table-cell>
          <table:table-cell table:style-name="ACE-0" table:formula="of:=-[.T18]-[.U18]/100" office:value-type="float" office:value="-108.56999999999999">
            <text:p>−108.5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1" office:value-type="float" office:value="-12.279999999999999">
            <text:p>−12.2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19]" office:value-type="float" office:value="-110.34999999999999">
            <text:p>−110.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5">
            <text:p>35</text:p>
          </table:table-cell>
          <table:table-cell table:style-name="ACE-0" table:formula="of:=-[.T19]-[.U19]/100" office:value-type="float" office:value="-110.34999999999999">
            <text:p>−110.3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0]" office:value-type="float" office:value="-116.5">
            <text:p>−11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50">
            <text:p>150</text:p>
          </table:table-cell>
          <table:table-cell table:style-name="ACE-0" table:formula="of:=-[.T20]-[.U20]/100" office:value-type="float" office:value="-116.5">
            <text:p>−116.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1]" office:value-type="float" office:value="-116.44">
            <text:p>−116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44">
            <text:p>144</text:p>
          </table:table-cell>
          <table:table-cell table:style-name="ACE-0" table:formula="of:=-[.T21]-[.U21]/100" office:value-type="float" office:value="-116.44">
            <text:p>−116.4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2]" office:value-type="float" office:value="-111.37">
            <text:p>−111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37">
            <text:p>37</text:p>
          </table:table-cell>
          <table:table-cell table:style-name="ACE-0" table:formula="of:=-[.T22]-[.U22]/100" office:value-type="float" office:value="-111.37">
            <text:p>−111.3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3]" office:value-type="float" office:value="-116.55">
            <text:p>−116.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55">
            <text:p>155</text:p>
          </table:table-cell>
          <table:table-cell table:style-name="ACE-0" table:formula="of:=-[.T23]-[.U23]/100" office:value-type="float" office:value="-116.55">
            <text:p>−116.5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4]" office:value-type="float" office:value="-120.7">
            <text:p>−12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70">
            <text:p>70</text:p>
          </table:table-cell>
          <table:table-cell table:style-name="ACE-0" table:formula="of:=-[.T24]-[.U24]/100" office:value-type="float" office:value="-120.7">
            <text:p>−120.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5]" office:value-type="float" office:value="-107.44">
            <text:p>−107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44">
            <text:p>44</text:p>
          </table:table-cell>
          <table:table-cell table:style-name="ACE-0" table:formula="of:=-[.T25]-[.U25]/100" office:value-type="float" office:value="-107.44">
            <text:p>−107.4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1" office:value-type="float" office:value="-12.279999999999999">
            <text:p>−12.2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6]" office:value-type="float" office:value="-110.40000000000001">
            <text:p>−110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table:formula="of:=-[.T26]-[.U26]/100" office:value-type="float" office:value="-110.40000000000001">
            <text:p>−110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7]" office:value-type="float" office:value="-116.8">
            <text:p>−11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80">
            <text:p>180</text:p>
          </table:table-cell>
          <table:table-cell table:style-name="ACE-0" table:formula="of:=-[.T27]-[.U27]/100" office:value-type="float" office:value="-116.8">
            <text:p>−116.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8]" office:value-type="float" office:value="-121.31999999999999">
            <text:p>−121.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32">
            <text:p>132</text:p>
          </table:table-cell>
          <table:table-cell table:style-name="ACE-0" table:formula="of:=-[.T28]-[.U28]/100" office:value-type="float" office:value="-121.31999999999999">
            <text:p>−121.3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29]" office:value-type="float" office:value="-120.86">
            <text:p>−120.8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86">
            <text:p>86</text:p>
          </table:table-cell>
          <table:table-cell table:style-name="ACE-0" table:formula="of:=-[.T29]-[.U29]/100" office:value-type="float" office:value="-120.86">
            <text:p>−120.8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0]" office:value-type="float" office:value="-120.73999999999999">
            <text:p>−120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74">
            <text:p>74</text:p>
          </table:table-cell>
          <table:table-cell table:style-name="ACE-0" table:formula="of:=-[.T30]-[.U30]/100" office:value-type="float" office:value="-120.73999999999999">
            <text:p>−120.7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1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31]-[.U31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2]" office:value-type="float" office:value="-121.69">
            <text:p>−121.6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69">
            <text:p>169</text:p>
          </table:table-cell>
          <table:table-cell table:style-name="ACE-0" table:formula="of:=-[.T32]-[.U32]/100" office:value-type="float" office:value="-121.69">
            <text:p>−121.6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3]" office:value-type="float" office:value="-122.15000000000001">
            <text:p>−122.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15">
            <text:p>215</text:p>
          </table:table-cell>
          <table:table-cell table:style-name="ACE-0" table:formula="of:=-[.T33]-[.U33]/100" office:value-type="float" office:value="-122.15000000000001">
            <text:p>−122.1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4]" office:value-type="float" office:value="-122.7">
            <text:p>−122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70">
            <text:p>270</text:p>
          </table:table-cell>
          <table:table-cell table:style-name="ACE-0" table:formula="of:=-[.T34]-[.U34]/100" office:value-type="float" office:value="-122.7">
            <text:p>−122.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5]" office:value-type="float" office:value="-116.90000000000001">
            <text:p>−116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90">
            <text:p>190</text:p>
          </table:table-cell>
          <table:table-cell table:style-name="ACE-0" table:formula="of:=-[.T35]-[.U35]/100" office:value-type="float" office:value="-116.90000000000001">
            <text:p>−116.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6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36]-[.U36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7]" office:value-type="float" office:value="-113.61">
            <text:p>−11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61">
            <text:p>161</text:p>
          </table:table-cell>
          <table:table-cell table:style-name="ACE-0" table:formula="of:=-[.T37]-[.U37]/100" office:value-type="float" office:value="-113.61">
            <text:p>−113.6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8]" office:value-type="float" office:value="-122.29000000000001">
            <text:p>−122.2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29">
            <text:p>229</text:p>
          </table:table-cell>
          <table:table-cell table:style-name="ACE-0" table:formula="of:=-[.T38]-[.U38]/100" office:value-type="float" office:value="-122.29000000000001">
            <text:p>−122.2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39]" office:value-type="float" office:value="-116.98999999999999">
            <text:p>−116.9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99">
            <text:p>199</text:p>
          </table:table-cell>
          <table:table-cell table:style-name="ACE-0" table:formula="of:=-[.T39]-[.U39]/100" office:value-type="float" office:value="-116.98999999999999">
            <text:p>−116.9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0]-1.5" office:value-type="float" office:value="-121.79000000000001">
            <text:p>−121.7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9">
            <text:p>229</text:p>
          </table:table-cell>
          <table:table-cell table:style-name="ACE-0" table:formula="of:=-[.T40]-[.U40]/100" office:value-type="float" office:value="-120.29000000000001">
            <text:p>−120.2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1" office:value-type="float" office:value="-12.17">
            <text:p>−12.17</text:p>
          </table:table-cell>
          <table:table-cell table:style-name="ACE-1" office:value-type="float" office:value="128">
            <text:p>128.00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1]" office:value-type="float" office:value="-122.8">
            <text:p>−122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180">
            <text:p>180</text:p>
          </table:table-cell>
          <table:table-cell table:style-name="ACE-0" table:formula="of:=-[.T41]-[.U41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2]" office:value-type="float" office:value="-122.90000000000001">
            <text:p>−122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90">
            <text:p>290</text:p>
          </table:table-cell>
          <table:table-cell table:style-name="ACE-0" table:formula="of:=-[.T42]-[.U42]/100" office:value-type="float" office:value="-122.90000000000001">
            <text:p>−122.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3]" office:value-type="float" office:value="-117.03">
            <text:p>−117.0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03">
            <text:p>203</text:p>
          </table:table-cell>
          <table:table-cell table:style-name="ACE-0" table:formula="of:=-[.T43]-[.U43]/100" office:value-type="float" office:value="-117.03">
            <text:p>−117.0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4]" office:value-type="float" office:value="-122.8">
            <text:p>−122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80">
            <text:p>280</text:p>
          </table:table-cell>
          <table:table-cell table:style-name="ACE-0" table:formula="of:=-[.T44]-[.U44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5]" office:value-type="float" office:value="-113.66">
            <text:p>−113.6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66">
            <text:p>166</text:p>
          </table:table-cell>
          <table:table-cell table:style-name="ACE-0" table:formula="of:=-[.T45]-[.U45]/100" office:value-type="float" office:value="-113.66">
            <text:p>−113.6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6]" office:value-type="float" office:value="-114.83">
            <text:p>−114.8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83">
            <text:p>83</text:p>
          </table:table-cell>
          <table:table-cell table:style-name="ACE-0" table:formula="of:=-[.T46]-[.U46]/100" office:value-type="float" office:value="-114.83">
            <text:p>−114.8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7]" office:value-type="float" office:value="-114.94">
            <text:p>−114.9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94">
            <text:p>94</text:p>
          </table:table-cell>
          <table:table-cell table:style-name="ACE-0" table:formula="of:=-[.T47]-[.U47]/100" office:value-type="float" office:value="-114.94">
            <text:p>−114.9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8]" office:value-type="float" office:value="-111.59999999999999">
            <text:p>−11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60">
            <text:p>60</text:p>
          </table:table-cell>
          <table:table-cell table:style-name="ACE-0" table:formula="of:=-[.T48]-[.U48]/100" office:value-type="float" office:value="-111.59999999999999">
            <text:p>−111.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49]" office:value-type="float" office:value="-111.45">
            <text:p>−11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45">
            <text:p>45</text:p>
          </table:table-cell>
          <table:table-cell table:style-name="ACE-0" table:formula="of:=-[.T49]-[.U49]/100" office:value-type="float" office:value="-111.45">
            <text:p>−111.4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0]" office:value-type="float" office:value="-115.04000000000001">
            <text:p>−115.0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04">
            <text:p>104</text:p>
          </table:table-cell>
          <table:table-cell table:style-name="ACE-0" table:formula="of:=-[.T50]-[.U50]/100" office:value-type="float" office:value="-115.04000000000001">
            <text:p>−115.0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1]" office:value-type="float" office:value="-111.95999999999999">
            <text:p>−111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96">
            <text:p>96</text:p>
          </table:table-cell>
          <table:table-cell table:style-name="ACE-0" table:formula="of:=-[.T51]-[.U51]/100" office:value-type="float" office:value="-111.95999999999999">
            <text:p>−111.9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2]" office:value-type="float" office:value="-111.73999999999999">
            <text:p>−111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74">
            <text:p>74</text:p>
          </table:table-cell>
          <table:table-cell table:style-name="ACE-0" table:formula="of:=-[.T52]-[.U52]/100" office:value-type="float" office:value="-111.73999999999999">
            <text:p>−111.7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3]" office:value-type="float" office:value="-112.20999999999999">
            <text:p>−112.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121">
            <text:p>121</text:p>
          </table:table-cell>
          <table:table-cell table:style-name="ACE-0" table:formula="of:=-[.T53]-[.U53]/100" office:value-type="float" office:value="-112.20999999999999">
            <text:p>−112.2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4]" office:value-type="float" office:value="-113.70999999999999">
            <text:p>−113.7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71">
            <text:p>171</text:p>
          </table:table-cell>
          <table:table-cell table:style-name="ACE-0" table:formula="of:=-[.T54]-[.U54]/100" office:value-type="float" office:value="-113.70999999999999">
            <text:p>−113.7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5]" office:value-type="float" office:value="-115.19">
            <text:p>−115.1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19">
            <text:p>119</text:p>
          </table:table-cell>
          <table:table-cell table:style-name="ACE-0" table:formula="of:=-[.T55]-[.U55]/100" office:value-type="float" office:value="-115.19">
            <text:p>−115.1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6]" office:value-type="float" office:value="-113.81999999999999">
            <text:p>−113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2">
            <text:p>182</text:p>
          </table:table-cell>
          <table:table-cell table:style-name="ACE-0" table:formula="of:=-[.T56]-[.U56]/100" office:value-type="float" office:value="-113.81999999999999">
            <text:p>−113.8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7]" office:value-type="float" office:value="-123.61">
            <text:p>−12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361">
            <text:p>361</text:p>
          </table:table-cell>
          <table:table-cell table:style-name="ACE-0" table:formula="of:=-[.T57]-[.U57]/100" office:value-type="float" office:value="-123.61">
            <text:p>−123.6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8]-1.5" office:value-type="float" office:value="-122.7">
            <text:p>−12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20">
            <text:p>320</text:p>
          </table:table-cell>
          <table:table-cell table:style-name="ACE-0" table:formula="of:=-[.T58]-[.U58]/100" office:value-type="float" office:value="-121.2">
            <text:p>−121.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9]" office:value-type="float" office:value="-122.98999999999999">
            <text:p>−122.9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99">
            <text:p>299</text:p>
          </table:table-cell>
          <table:table-cell table:style-name="ACE-0" table:formula="of:=-[.T59]-[.U59]/100" office:value-type="float" office:value="-122.98999999999999">
            <text:p>−122.9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0]" office:value-type="float" office:value="-123.20999999999999">
            <text:p>−123.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321">
            <text:p>321</text:p>
          </table:table-cell>
          <table:table-cell table:style-name="ACE-0" table:formula="of:=-[.T60]-[.U60]/100" office:value-type="float" office:value="-123.20999999999999">
            <text:p>−123.2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1]" office:value-type="float" office:value="-113.86">
            <text:p>−113.8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6">
            <text:p>186</text:p>
          </table:table-cell>
          <table:table-cell table:style-name="ACE-0" table:formula="of:=-[.T61]-[.U61]/100" office:value-type="float" office:value="-113.86">
            <text:p>−113.8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2]" office:value-type="float" office:value="-119.37">
            <text:p>−119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437">
            <text:p>437</text:p>
          </table:table-cell>
          <table:table-cell table:style-name="ACE-0" table:formula="of:=-[.T62]-[.U62]/100" office:value-type="float" office:value="-119.37">
            <text:p>−119.3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3]" office:value-type="float" office:value="-114.18000000000001">
            <text:p>−114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218">
            <text:p>218</text:p>
          </table:table-cell>
          <table:table-cell table:style-name="ACE-0" table:formula="of:=-[.T63]-[.U63]/100" office:value-type="float" office:value="-114.18000000000001">
            <text:p>−114.1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4]" office:value-type="float" office:value="-118.18000000000001">
            <text:p>−118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318">
            <text:p>318</text:p>
          </table:table-cell>
          <table:table-cell table:style-name="ACE-0" table:formula="of:=-[.T64]-[.U64]/100" office:value-type="float" office:value="-118.18000000000001">
            <text:p>−118.1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5]" office:value-type="float" office:value="-113.81999999999999">
            <text:p>−113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2">
            <text:p>182</text:p>
          </table:table-cell>
          <table:table-cell table:style-name="ACE-0" table:formula="of:=-[.T65]-[.U65]/100" office:value-type="float" office:value="-113.81999999999999">
            <text:p>−113.8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6]" office:value-type="float" office:value="-124.25">
            <text:p>−124.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25">
            <text:p>425</text:p>
          </table:table-cell>
          <table:table-cell table:style-name="ACE-0" table:formula="of:=-[.T66]-[.U66]/100" office:value-type="float" office:value="-124.25">
            <text:p>−124.2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7]" office:value-type="float" office:value="-114.09">
            <text:p>−114.0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209">
            <text:p>209</text:p>
          </table:table-cell>
          <table:table-cell table:style-name="ACE-0" table:formula="of:=-[.T67]-[.U67]/100" office:value-type="float" office:value="-114.09">
            <text:p>−114.0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8]" office:value-type="float" office:value="-115.76000000000001">
            <text:p>−115.7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6">
            <text:p>176</text:p>
          </table:table-cell>
          <table:table-cell table:style-name="ACE-0" table:formula="of:=-[.T68]-[.U68]/100" office:value-type="float" office:value="-115.76000000000001">
            <text:p>−115.7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69]" office:value-type="float" office:value="-115.79000000000001">
            <text:p>−115.7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9">
            <text:p>179</text:p>
          </table:table-cell>
          <table:table-cell table:style-name="ACE-0" table:formula="of:=-[.T69]-[.U69]/100" office:value-type="float" office:value="-115.79000000000001">
            <text:p>−115.7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0]" office:value-type="float" office:value="-115.73999999999999">
            <text:p>−115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4">
            <text:p>174</text:p>
          </table:table-cell>
          <table:table-cell table:style-name="ACE-0" table:formula="of:=-[.T70]-[.U70]/100" office:value-type="float" office:value="-115.73999999999999">
            <text:p>−115.7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1]" office:value-type="float" office:value="-113.15000000000001">
            <text:p>−113.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15">
            <text:p>215</text:p>
          </table:table-cell>
          <table:table-cell table:style-name="ACE-0" table:formula="of:=-[.T71]-[.U71]/100" office:value-type="float" office:value="-113.15000000000001">
            <text:p>−113.1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2]" office:value-type="float" office:value="-113.95999999999999">
            <text:p>−113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96">
            <text:p>296</text:p>
          </table:table-cell>
          <table:table-cell table:style-name="ACE-0" table:formula="of:=-[.T72]-[.U72]/100" office:value-type="float" office:value="-113.95999999999999">
            <text:p>−113.9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3]" office:value-type="float" office:value="-113.59999999999999">
            <text:p>−113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60">
            <text:p>260</text:p>
          </table:table-cell>
          <table:table-cell table:style-name="ACE-0" table:formula="of:=-[.T73]-[.U73]/100" office:value-type="float" office:value="-113.59999999999999">
            <text:p>−113.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4]-1.5" office:value-type="float" office:value="-122.90000000000001">
            <text:p>−12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40">
            <text:p>340</text:p>
          </table:table-cell>
          <table:table-cell table:style-name="ACE-0" table:formula="of:=-[.T74]-[.U74]/100" office:value-type="float" office:value="-121.40000000000001">
            <text:p>−121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5]" office:value-type="float" office:value="-116.75">
            <text:p>−116.7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275">
            <text:p>275</text:p>
          </table:table-cell>
          <table:table-cell table:style-name="ACE-0" table:formula="of:=-[.T75]-[.U75]/100" office:value-type="float" office:value="-116.75">
            <text:p>−116.7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6]" office:value-type="float" office:value="-117.76000000000001">
            <text:p>−117.7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376">
            <text:p>376</text:p>
          </table:table-cell>
          <table:table-cell table:style-name="ACE-0" table:formula="of:=-[.T76]-[.U76]/100" office:value-type="float" office:value="-117.76000000000001">
            <text:p>−117.7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7]" office:value-type="float" office:value="-124.63">
            <text:p>−124.6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63">
            <text:p>463</text:p>
          </table:table-cell>
          <table:table-cell table:style-name="ACE-0" table:formula="of:=-[.T77]-[.U77]/100" office:value-type="float" office:value="-124.63">
            <text:p>−124.6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8]" office:value-type="float" office:value="-123.09999999999999">
            <text:p>−123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10">
            <text:p>210</text:p>
          </table:table-cell>
          <table:table-cell table:style-name="ACE-0" table:formula="of:=-[.T78]-[.U78]/100" office:value-type="float" office:value="-123.09999999999999">
            <text:p>−123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9]" office:value-type="float" office:value="-106.81999999999999">
            <text:p>−106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82">
            <text:p>82</text:p>
          </table:table-cell>
          <table:table-cell table:style-name="ACE-0" table:formula="of:=-[.T79]-[.U79]/100" office:value-type="float" office:value="-106.81999999999999">
            <text:p>−106.8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0]" office:value-type="float" office:value="-124.65000000000001">
            <text:p>−124.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65">
            <text:p>465</text:p>
          </table:table-cell>
          <table:table-cell table:style-name="ACE-0" table:formula="of:=-[.T80]-[.U80]/100" office:value-type="float" office:value="-124.65000000000001">
            <text:p>−124.6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1]" office:value-type="float" office:value="-107.73999999999999">
            <text:p>−107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174">
            <text:p>174</text:p>
          </table:table-cell>
          <table:table-cell table:style-name="ACE-0" table:formula="of:=-[.T81]-[.U81]/100" office:value-type="float" office:value="-107.73999999999999">
            <text:p>−107.7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2]" office:value-type="float" office:value="-124.73">
            <text:p>−124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73">
            <text:p>473</text:p>
          </table:table-cell>
          <table:table-cell table:style-name="ACE-0" table:formula="of:=-[.T82]-[.U82]/100" office:value-type="float" office:value="-124.73">
            <text:p>−124.7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3]" office:value-type="float" office:value="-109.09999999999999">
            <text:p>−109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10">
            <text:p>310</text:p>
          </table:table-cell>
          <table:table-cell table:style-name="ACE-0" table:formula="of:=-[.T83]-[.U83]/100" office:value-type="float" office:value="-109.09999999999999">
            <text:p>−109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4]" office:value-type="float" office:value="-109.84999999999999">
            <text:p>−109.8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85">
            <text:p>385</text:p>
          </table:table-cell>
          <table:table-cell table:style-name="ACE-0" table:formula="of:=-[.T84]-[.U84]/100" office:value-type="float" office:value="-109.84999999999999">
            <text:p>−109.8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5]" office:value-type="float" office:value="-109.19">
            <text:p>−109.1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19">
            <text:p>119</text:p>
          </table:table-cell>
          <table:table-cell table:style-name="ACE-0" table:formula="of:=-[.T85]-[.U85]/100" office:value-type="float" office:value="-109.19">
            <text:p>−109.1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6]" office:value-type="float" office:value="-109.92">
            <text:p>−109.9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92">
            <text:p>192</text:p>
          </table:table-cell>
          <table:table-cell table:style-name="ACE-0" table:formula="of:=-[.T86]-[.U86]/100" office:value-type="float" office:value="-109.92">
            <text:p>−109.9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7]" office:value-type="float" office:value="-109.90000000000001">
            <text:p>−109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90">
            <text:p>390</text:p>
          </table:table-cell>
          <table:table-cell table:style-name="ACE-0" table:formula="of:=-[.T87]-[.U87]/100" office:value-type="float" office:value="-109.90000000000001">
            <text:p>−109.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8]" office:value-type="float" office:value="-123.40000000000001">
            <text:p>−123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-20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40">
            <text:p>240</text:p>
          </table:table-cell>
          <table:table-cell table:style-name="ACE-0" table:formula="of:=-[.T88]-[.U88]/100" office:value-type="float" office:value="-123.40000000000001">
            <text:p>−123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9]" office:value-type="float" office:value="-128.30000000000001">
            <text:p>−128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30">
            <text:p>130</text:p>
          </table:table-cell>
          <table:table-cell table:style-name="ACE-0" table:formula="of:=-[.T89]-[.U89]/100" office:value-type="float" office:value="-128.30000000000001">
            <text:p>−128.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90]" office:value-type="float" office:value="-124.88">
            <text:p>−124.8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88">
            <text:p>488</text:p>
          </table:table-cell>
          <table:table-cell table:style-name="ACE-0" table:formula="of:=-[.T90]-[.U90]/100" office:value-type="float" office:value="-124.88">
            <text:p>−124.8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91]" office:value-type="float" office:value="-128.59999999999999">
            <text:p>−128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60">
            <text:p>160</text:p>
          </table:table-cell>
          <table:table-cell table:style-name="ACE-0" table:formula="of:=-[.T91]-[.U91]/100" office:value-type="float" office:value="-128.59999999999999">
            <text:p>−128.6</text:p>
          </table:table-cell>
          <table:table-cell table:number-columns-repeated="23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7" gnm:cursor-row="73">
          <gnm:selection gnm:start-col="17" gnm:start-row="73" gnm:end-col="17" gnm:end-row="7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3T07:57:0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